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05cm" draw:marker-end-width="0.05cm" draw:fill="solid" draw:fill-color="#e6e6f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2" style:family="graphic" style:parent-style-name="standard">
      <style:graphic-properties svg:stroke-width="0.1cm" draw:opacity-name="Transparency_20_1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80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5.418cm" svg:height="1.232cm" svg:x="6.582cm" svg:y="14.7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5cm" svg:height="7.8cm" svg:x="2.5cm" svg:y="1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3.3cm" svg:x="2.5cm" svg:y="14.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691cm" svg:y1="16.58cm" svg:x2="6.7cm" svg:y2="17.8cm">
          <text:p/>
        </draw:line>
        <draw:line draw:style-name="gr3" draw:text-style-name="P1" draw:layer="layout" svg:x1="2.691cm" svg:y1="18.28cm" svg:x2="2.7cm" svg:y2="19.5cm">
          <text:p/>
        </draw:line>
        <draw:line draw:style-name="gr4" draw:text-style-name="P1" draw:layer="layout" svg:x1="9cm" svg:y1="22.3cm" svg:x2="4.5cm" svg:y2="22.3cm">
          <text:p/>
        </draw:line>
        <draw:rect draw:style-name="gr5" draw:text-style-name="P1" draw:layer="layout" svg:width="4.5cm" svg:height="4.5cm" svg:x="1.9cm" svg:y="13.4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opacity draw:name="Transparency_20_1" draw:display-name="Transparency 1" draw:style="linear" draw:start="85%" draw:end="35%" draw:angle="300" draw:border="3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atole Tresch</meta:initial-creator>
    <meta:creation-date>2010-01-25T17:46:39.85</meta:creation-date>
    <dc:date>2010-03-25T23:27:58.45</dc:date>
    <dc:creator>Anatole Tresch</dc:creator>
    <meta:editing-duration>PT01H31M19S</meta:editing-duration>
    <meta:editing-cycles>15</meta:editing-cycles>
    <meta:generator>OpenOffice.org/3.1$Win32 OpenOffice.org_project/310m19$Build-9420</meta:generator>
    <meta:document-statistic meta:object-count="7"/>
  </office:meta>
</office:document-meta>
</file>